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198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66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2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 expansion header pin assignment</text:p>
          </table:table-cell>
          <table:covered-table-cell table:number-columns-repeated="5" table:style-name="ce10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13"/>
          <table:table-cell table:number-columns-repeated="25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13"/>
          <table:table-cell table:number-columns-repeated="25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13"/>
          <table:table-cell table:number-columns-repeated="25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ull to LOW to reset MCU</text:p>
          </table:table-cell>
          <table:table-cell table:style-name="ce10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WM Fan Sense</text:p>
          </table:table-cell>
          <table:table-cell table:number-columns-repeated="251"/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Roland mill TX</text:p>
          </table:table-cell>
          <table:table-cell table:style-name="ce10"/>
          <table:table-cell table:number-columns-repeated="250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Roland mill RX</text:p>
          </table:table-cell>
          <table:table-cell table:style-name="ce10"/>
          <table:table-cell table:number-columns-repeated="25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ESP8266?</text:p>
          </table:table-cell>
          <table:table-cell table:number-columns-repeated="25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ESP8266?</text:p>
          </table:table-cell>
          <table:table-cell table:number-columns-repeated="25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Inkjet Clear</text:p>
          </table:table-cell>
          <table:table-cell table:style-name="ce15"/>
          <table:table-cell table:number-columns-repeated="250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SPI0_NPCS1</text:p>
          </table:table-cell>
          <table:table-cell table:style-name="ce10" office:value-type="float" office:value="4" calcext:value-type="float">
            <text:p>4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SPI0_NPCS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number-columns-repeated="251"/>
        </table:table-row>
        <table:table-row table:style-name="ro3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PI0_SPCK</text:p>
          </table:table-cell>
          <table:table-cell table:style-name="ce7" office:value-type="float" office:value="76" calcext:value-type="float">
            <text:p>76</text:p>
          </table:table-cell>
          <table:table-cell table:style-name="ce14" office:value-type="string" calcext:value-type="string">
            <text:p>Roland mill CTS</text:p>
          </table:table-cell>
          <table:table-cell table:number-columns-repeated="251"/>
        </table:table-row>
        <table:table-row table:style-name="ro3"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PI0_MOSI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string" calcext:value-type="string">
            <text:p>Roland mill RTS</text:p>
          </table:table-cell>
          <table:table-cell table:number-columns-repeated="251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PI0_MISO</text:p>
          </table:table-cell>
          <table:table-cell table:style-name="ce10" office:value-type="float" office:value="74" calcext:value-type="float">
            <text:p>74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Inkjet Output Enable</text:p>
          </table:table-cell>
          <table:table-cell table:number-columns-repeated="251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nkjet Storage Clock</text:p>
          </table:table-cell>
          <table:table-cell table:number-columns-repeated="25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Inkjet Shift Clock</text:p>
          </table:table-cell>
          <table:table-cell table:number-columns-repeated="251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PB13_TWCK1</text:p>
          </table:table-cell>
          <table:table-cell table:style-name="ce10" office:value-type="float" office:value="21" calcext:value-type="float">
            <text:p>21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3"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B19_AD12</text:p>
          </table:table-cell>
          <table:table-cell table:style-name="ce11" office:value-type="string" calcext:value-type="string">
            <text:p>64 (AD10)</text:p>
          </table:table-cell>
          <table:table-cell table:style-name="ce11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B20_AD13</text:p>
          </table:table-cell>
          <table:table-cell table:style-name="ce9" office:value-type="string" calcext:value-type="string">
            <text:p>65 (AD11)</text:p>
          </table:table-cell>
          <table:table-cell table:style-name="ce9" office:value-type="string" calcext:value-type="string">
            <text:p>Inkjet Serial Out</text:p>
          </table:table-cell>
          <table:table-cell table:number-columns-repeated="251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PB21_AD1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Z Probe Mod Pin</text:p>
          </table:table-cell>
          <table:table-cell table:style-name="ce10" office:value-type="string" calcext:value-type="string">
            <text:p>Pin X25 on Duet 0.7</text:p>
          </table:table-cell>
          <table:table-cell table:number-columns-repeated="25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 style:data-style-name="N2" text:time-value="13:23:16.495990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3:24:54.511043484</dc:date>
    <meta:editing-duration>PT20M14S</meta:editing-duration>
    <meta:editing-cycles>4</meta:editing-cycles>
    <meta:generator>LibreOffice/4.4.5.2$Linux_X86_64 LibreOffice_project/40m0$Build-2</meta:generator>
    <meta:document-statistic meta:table-count="1" meta:cell-count="229" meta:object-count="0"/>
  </office:meta>
</office:document-meta>
</file>